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Standard">
      <style:text-properties fo:font-style="normal" fo:font-weight="bold"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officeooo:rsid="00176c4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analisi quantitativa</text:p>
      <text:p text:style-name="P1"/>
      <text:p text:style-name="Standard">L'obiettivo che ci poniamo può apparire ambizione: comparare una singolo libro con il resto della produzione di Williams.</text:p>
      <text:p text:style-name="Standard">Chiaramente una lettura analitica e attenta di tutta l'opera non è percorribile in tempi <text:s/>sufficientemente brevi per essere compatibili coi ritmi di pubblicazione contemporanei.</text:p>
      <text:p text:style-name="Standard">Ci viene in soccorso l'approccio del Distant Reading, l'analisi computer-assisted dei testi per estrarre regolarità statistiche.</text:p>
      <text:p text:style-name="Standard">Per l'analisi del corpus di Williams ci siamo concentrati su due tipi di analisi.</text:p>
      <text:p text:style-name="Standard">La prima, più semplice, è semplicemente la frequenza assoluta con cui ogni parola compare in ogni testo, esclusa un lista di parole comuni (stopwords) [Per questo lavoro abbiamo considerato quella proposta da NLTK]. A valle di ciò abbiamo eliminato dalla lista di Essays and Reviews le parole che comparivano anche in almeno uno degli altri testi, e dalla lista di ciascuno degli altri testi le parole che comparivano anche in Essays and Reviews.</text:p>
      <text:p text:style-name="Standard">La seconda misura richiede invece un passaggio aggiuntivo. Come spiegheremo più avanti, abbiamo ritenuto importante concentrarsi non solo sulle parole ma anche sulla loro funzione grammaticale (sostantivi, verbi, aggettivi, ...). Per fare ciò abbiamo utilizzato tre tagger (Stanford Core NLP project, NLTK Perceptron, Spacy) che associano a ogni parola nel testo la sua funzione grammaticale (sotto forma di tag). Abbiamo quindi contato per ogni coppia parola-tag la frequenza assoluta, ottenendo così tre conteggi (uno per tagger) e preso il massimo tra questi.</text:p>
      <text:p text:style-name="Standard">In entrambi i casi abbiamo considerato il testo lowercased ed escluso le parole non composte di solo lettere (numeri, "<text:span text:style-name="T1">'nt</text:span>"s <text:s/>e<text:span text:style-name="T2">d</text:span> errori nel digitalizzare il testo). Per la prima misura, inoltre, abbiamo considerato solo le parole di almeno tre lettere.</text:p>
      <text:p text:style-name="Standard">In questo mod<text:span text:style-name="T2">o siamo riusciti a estrarre delle informazioni significative sul testo senza dover conteggiare a mano in tutti i testi tutte le parole di nostro interesse (e anzi, lasciare che fossero i testi stessi a suggerirci quali fossero le parole interessanti).</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7.94cm" fo:page-height="21.59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9T15:21:33.403655888</meta:creation-date>
    <dc:date>2022-09-09T15:26:49.179411149</dc:date>
    <meta:editing-duration>PT5M29S</meta:editing-duration>
    <meta:editing-cycles>1</meta:editing-cycles>
    <meta:document-statistic meta:table-count="0" meta:image-count="0" meta:object-count="0" meta:page-count="1" meta:paragraph-count="9" meta:word-count="311" meta:character-count="2054" meta:non-whitespace-character-count="1750"/>
    <meta:generator>LibreOffice/7.4.0.3$Linux_X86_64 LibreOffice_project/40$Build-3</meta:generator>
  </office:meta>
</office:document-meta>
</file>